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text-properties officeooo:paragraph-rsid="004e00d8"/>
    </style:style>
    <style:style style:name="P46" style:family="paragraph" style:parent-style-name="Standard">
      <style:text-properties fo:font-size="2pt" style:font-size-asian="2pt" style:font-size-complex="2pt"/>
    </style:style>
    <style:style style:name="P47" style:family="paragraph" style:parent-style-name="Standard">
      <style:text-properties style:font-name="Lucida Sans" fo:font-size="12pt" style:font-size-asian="12pt" style:font-size-complex="12pt"/>
    </style:style>
    <style:style style:name="P48" style:family="paragraph" style:parent-style-name="Standard">
      <style:text-properties officeooo:paragraph-rsid="004e00d8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6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5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58" style:family="text">
      <style:text-properties officeooo:rsid="004e00d8"/>
    </style:style>
    <style:style style:name="T59" style:family="text">
      <style:text-properties officeooo:rsid="0055425f"/>
    </style:style>
    <style:style style:name="T60" style:family="text">
      <style:text-properties officeooo:rsid="0066bdc7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4" style:family="text">
      <style:text-properties fo:font-size="6pt" fo:font-style="italic" style:font-size-asian="6pt" style:font-style-asian="italic" style:font-size-complex="6pt" style:font-style-complex="italic"/>
    </style:style>
    <style:style style:name="T65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5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</table:table-row>
        <table:table-row table:style-name="Tabla4.2">
          <table:table-cell table:style-name="Tabla4.A2" office:value-type="string">
            <text:p text:style-name="P56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8"><text:span text:style-name="T65"><text:text-input text:description="&lt;for each=&quot;line2 in line.taxes_id&quot;&gt;">F</text:text-input></text:span><text:text-input text:description="&lt;line2.description&gt;">10,5%</text:text-input><text:span text:style-name="T65"><text:text-input text:description="&lt;/for&gt;">Ef</text:text-input></text:span></text:p>
          </table:table-cell>
          <table:table-cell table:style-name="Tabla4.A2" office:value-type="string">
            <text:p text:style-name="P59"><text:span text:style-name="T64"><text:text-input text:description="&lt;if test=&quot;o.state not in[ 'draft', 'sent']&quot;&gt;">IF2</text:text-input></text:span><text:text-input text:description="&lt;line.price_unit&gt;">9.999,50</text:text-input><text:span text:style-name="T64"><text:text-input text:description="&lt;/if&gt;">end if</text:text-input></text:span></text:p>
          </table:table-cell>
          <table:table-cell table:style-name="Tabla4.A2" office:value-type="string">
            <text:p text:style-name="P60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59"><text:span text:style-name="T64"><text:text-input text:description="&lt;if test=&quot;o.state not in[ 'draft', 'sent']&quot;&gt;">IF2</text:text-input></text:span><text:text-input text:description="&lt;formatLang(line.price_subtotal)&gt;">99.999,50</text:text-input><text:span text:style-name="T64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55425f"/>
    </style:style>
    <style:style style:name="MT55" style:family="text">
      <style:text-properties officeooo:rsid="0066bdc7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Impuestos</text:p>
            </table:table-cell>
            <table:table-cell table:style-name="Table1.C1" office:value-type="string">
              <text:p text:style-name="MP38"><text:span text:style-name="MT54">P. </text:span>List<text:span text:style-name="MT55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9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1"><text:span text:style-name="MT56">OBSERVACIONES</text:span>: <text:span text:style-name="MT57"><text:placeholder text:placeholder-type="text">&lt;o.notes&gt;</text:placeholder></text:span></text:p>
            </table:table-cell>
            <table:table-cell table:style-name="Tabla6.B1" office:value-type="string">
              <text:p text:style-name="MP42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untaxed)&gt;">99.999,99</text:text-input><text:span text:style-name="MT61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4">IMPUESTOS</text:p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>Base</text:p>
            </table:table-cell>
            <table:table-cell table:style-name="Tabla6.E3" office:value-type="string">
              <text:p text:style-name="MP46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7"/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/>
            </table:table-cell>
            <table:table-cell table:style-name="Tabla6.E3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tax)&gt;">99.999,99</text:text-input><text:span text:style-name="MT61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span text:style-name="MT61"><text:text-input text:description="&lt;if test=&quot;o.state not in[ 'draft', 'sent']&quot;&gt;">IF2</text:text-input></text:span><text:text-input text:description="&lt;formatLang(o.amount_total)&gt;">9.999,9</text:text-input><text:span text:style-name="MT61"><text:text-input text:description="&lt;/if&gt;">end if</text:text-input></text:span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12T19:23:08.146648023</dc:date>
    <meta:editing-duration>P1DT21H5M24S</meta:editing-duration>
    <meta:editing-cycles>359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83" meta:character-count="1665" meta:non-whitespace-character-count="1591"/>
  </office:meta>
</office:document-meta>
</file>